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3cm" svg:y="4.7cm">
          <draw:text-box>
            <text:p><text:span text:style-name="T1">i</text:span></text:p>
          </draw:text-box>
        </draw:frame>
        <draw:frame draw:style-name="gr3" draw:text-style-name="P2" draw:layer="layout" svg:width="15.101cm" svg:height="8.494cm" svg:x="0.009cm" svg:y="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4-02-17T16:00:39.251486470</dc:date>
    <meta:editing-duration>PT2M52S</meta:editing-duration>
    <meta:editing-cycles>20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02cm" svg:height="8.495cm" xlink:href="." xlink:type="simple" chart:class="chart:scatter" chart:style-name="ch1">
        <chart:plot-area chart:style-name="ch2" chart:data-source-has-labels="both" svg:x="0.302cm" svg:y="0.169cm" svg:width="14.498cm" svg:height="8.157cm">
          <chart:coordinate-region svg:x="0.844cm" svg:y="0.368cm" svg:width="13.862cm" svg:height="7.759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3.80422606518061">
                <text:p>-3.804226065180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3.23606797749979">
                <text:p>-3.236067977499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2.35114100916989">
                <text:p>-2.351141009169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1.23606797749979">
                <text:p>-1.236067977499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2.44929359829471E-016">
                <text:p>-2.44929359829471E-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.23606797749979">
                <text:p>1.236067977499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.35114100916989">
                <text:p>2.351141009169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.23606797749979">
                <text:p>3.236067977499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.80422606518061">
                <text:p>3.804226065180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